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draw:marker-start="Arrow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96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3.55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2.18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155cm"/>
    </style:style>
    <style:style style:name="pr7" style:family="presentation" style:parent-style-name="Default-subtitle">
      <style:graphic-properties draw:fill-color="#ffffff" fo:min-height="12.182cm"/>
    </style:style>
    <style:style style:name="pr8" style:family="presentation" style:parent-style-name="Default-subtitle">
      <style:graphic-properties draw:fill-color="#ffffff" fo:min-height="14.224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subtitle">
      <style:graphic-properties draw:fill-color="#ffffff" draw:auto-grow-height="true" fo:min-height="12.675cm"/>
    </style:style>
    <style:style style:name="pr11" style:family="presentation" style:parent-style-name="Default-subtitle">
      <style:graphic-properties draw:fill-color="#ffffff" fo:min-height="14.472cm"/>
    </style:style>
    <style:style style:name="pr12" style:family="presentation" style:parent-style-name="Default-subtitle">
      <style:graphic-properties draw:fill-color="#ffffff" fo:min-height="8.581cm"/>
    </style:style>
    <style:style style:name="pr13" style:family="presentation" style:parent-style-name="Default-subtitle">
      <style:graphic-properties draw:fill-color="#ffffff" fo:min-height="15.009cm"/>
    </style:style>
    <style:style style:name="pr14" style:family="presentation" style:parent-style-name="Default-subtitle">
      <style:graphic-properties draw:fill-color="#ffffff" fo:min-height="12.215cm"/>
    </style:style>
    <style:style style:name="pr15" style:family="presentation" style:parent-style-name="Default-title">
      <style:graphic-properties draw:auto-grow-height="true" fo:min-height="3.155cm"/>
    </style:style>
    <style:style style:name="pr16" style:family="presentation" style:parent-style-name="Default-outline1">
      <style:graphic-properties fo:min-height="11.93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 fo:font-size="120pt" fo:font-weight="normal" style:font-size-asian="120pt" style:font-weight-asian="normal" style:font-size-complex="120pt" style:font-weight-complex="normal"/>
    </style:style>
    <style:style style:name="P3" style:family="paragraph">
      <style:paragraph-properties fo:text-align="start"/>
      <style:text-properties fo:color="#000000" fo:font-size="26pt" style:font-size-asian="26pt" style:font-size-complex="26pt"/>
    </style:style>
    <style:style style:name="P4" style:family="paragraph">
      <style:paragraph-properties fo:text-align="start"/>
      <style:text-properties fo:color="#000000" fo:font-size="50pt" style:font-size-asian="50pt" style:font-size-complex="5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000000" fo:font-size="45pt" style:font-size-asian="45pt" style:font-size-complex="45pt"/>
    </style:style>
    <style:style style:name="P7" style:family="paragraph">
      <style:paragraph-properties fo:text-align="start"/>
      <style:text-properties fo:color="#000000" fo:font-size="32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color="#000000" fo:font-size="45pt" style:font-size-asian="45pt" style:font-size-complex="45pt"/>
    </style:style>
    <style:style style:name="P10" style:family="paragraph">
      <style:paragraph-properties fo:text-align="start"/>
      <style:text-properties fo:font-size="19pt" style:font-size-asian="19pt" style:font-size-complex="19pt"/>
    </style:style>
    <style:style style:name="P11" style:family="paragraph">
      <style:paragraph-properties fo:text-align="center"/>
    </style:style>
    <style:style style:name="P12" style:family="paragraph">
      <style:text-properties fo:font-size="35pt" fo:font-weight="normal" style:font-size-asian="35pt" style:font-weight-asian="normal" style:font-size-complex="35pt" style:font-weight-complex="normal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paragraph-properties fo:text-align="start"/>
      <style:text-properties fo:font-size="23pt" style:font-size-asian="23pt" style:font-size-complex="23pt"/>
    </style:style>
    <style:style style:name="P15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font-size="70pt" style:font-size-asian="70pt" style:font-size-complex="70pt"/>
    </style:style>
    <style:style style:name="P17" style:family="paragraph">
      <style:text-properties fo:font-size="85pt" style:font-size-asian="85pt" style:font-size-complex="85pt"/>
    </style:style>
    <style:style style:name="P18" style:family="paragraph">
      <style:text-properties fo:color="#ff0000" fo:font-size="85pt" fo:font-weight="bold" style:font-size-asian="85pt" style:font-weight-asian="bold" style:font-size-complex="85pt" style:font-weight-complex="bold"/>
    </style:style>
    <style:style style:name="P19" style:family="paragraph">
      <style:paragraph-properties fo:text-align="start"/>
      <style:text-properties fo:font-size="32pt"/>
    </style:style>
    <style:style style:name="P20" style:family="paragraph">
      <style:text-properties fo:color="#0000ff" fo:font-weight="bold" style:font-weight-asian="bold" style:font-weight-complex="bold"/>
    </style:style>
    <style:style style:name="P21" style:family="paragraph">
      <style:paragraph-properties fo:text-align="start"/>
      <style:text-properties style:use-window-font-color="true" fo:font-size="32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text-properties fo:color="#000000"/>
    </style:style>
    <style:style style:name="P24" style:family="paragraph">
      <style:text-properties fo:color="#000000" fo:font-size="20pt" style:font-size-asian="20pt" style:font-size-complex="20pt"/>
    </style:style>
    <style:style style:name="T1" style:family="text">
      <style:text-properties fo:color="#000000" fo:font-size="120pt" fo:font-weight="normal" style:font-size-asian="120pt" style:font-weight-asian="normal" style:font-size-complex="120pt" style:font-weight-complex="normal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50pt" style:font-size-asian="50pt" style:font-size-complex="5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45pt" style:font-size-asian="45pt" style:font-size-complex="45pt"/>
    </style:style>
    <style:style style:name="T6" style:family="text">
      <style:text-properties fo:color="#000000" fo:font-size="32pt"/>
    </style:style>
    <style:style style:name="T7" style:family="text">
      <style:text-properties fo:color="#0099ff" fo:font-size="30pt" style:font-size-asian="30pt" style:font-size-complex="30pt"/>
    </style:style>
    <style:style style:name="T8" style:family="text">
      <style:text-properties fo:color="#000000" fo:font-size="30pt" style:font-size-asian="30pt" style:font-size-complex="30pt"/>
    </style:style>
    <style:style style:name="T9" style:family="text">
      <style:text-properties fo:color="#eb613d" fo:font-size="30pt" style:font-size-asian="30pt" style:font-size-complex="30pt"/>
    </style:style>
    <style:style style:name="T10" style:family="text">
      <style:text-properties fo:font-size="20pt"/>
    </style:style>
    <style:style style:name="T11" style:family="text">
      <style:text-properties fo:color="#0000ff" fo:font-size="25pt" fo:font-weight="bold" style:font-size-asian="25pt" style:font-weight-asian="bold" style:font-size-complex="25pt" style:font-weight-complex="bold"/>
    </style:style>
    <style:style style:name="T12" style:family="text">
      <style:text-properties fo:color="#4c4c4c" fo:font-size="44pt" style:font-size-asian="44pt" style:font-size-complex="44pt"/>
    </style:style>
    <style:style style:name="T13" style:family="text">
      <style:text-properties fo:color="#000000" fo:font-size="35pt" style:font-size-asian="35pt" style:font-size-complex="35pt"/>
    </style:style>
    <style:style style:name="T14" style:family="text">
      <style:text-properties fo:color="#ff0000" fo:font-size="35pt" fo:font-weight="bold" style:font-size-asian="35pt" style:font-weight-asian="bold" style:font-size-complex="35pt" style:font-weight-complex="bold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font-size="23pt" style:font-size-asian="23pt" style:font-size-complex="23pt"/>
    </style:style>
    <style:style style:name="T17" style:family="text">
      <style:text-properties fo:color="#0000ff"/>
    </style:style>
    <style:style style:name="T18" style:family="text">
      <style:text-properties fo:font-size="38pt" style:font-size-asian="38pt" style:font-size-complex="38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45pt" style:font-size-asian="45pt" style:font-size-complex="45pt"/>
    </style:style>
    <style:style style:name="T22" style:family="text">
      <style:text-properties style:use-window-font-color="true" fo:font-size="45pt" style:font-size-asian="45pt" style:font-size-complex="45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style:use-window-font-color="true" fo:font-size="36pt" style:font-size-asian="36pt" style:font-size-complex="36pt"/>
    </style:style>
    <style:style style:name="T25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6" style:family="text">
      <style:text-properties style:use-window-font-color="true" fo:font-size="45pt" fo:font-weight="bold" style:font-size-asian="45pt" style:font-weight-asian="bold" style:font-size-complex="45pt" style:font-weight-complex="bold"/>
    </style:style>
    <style:style style:name="T27" style:family="text">
      <style:text-properties style:use-window-font-color="true" fo:font-size="32pt" style:font-size-asian="32pt" style:font-size-complex="32pt"/>
    </style:style>
    <style:style style:name="T28" style:family="text">
      <style:text-properties style:use-window-font-color="true" fo:font-size="22pt" style:font-size-asian="22pt" style:font-size-complex="22pt"/>
    </style:style>
    <style:style style:name="T29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30" style:family="text">
      <style:text-properties style:use-window-font-color="true" fo:font-size="28pt" style:font-size-asian="28pt" style:font-size-complex="28pt"/>
    </style:style>
    <style:style style:name="T31" style:family="text">
      <style:text-properties style:use-window-font-color="true" fo:font-size="30pt" style:font-size-asian="30pt" style:font-size-complex="30pt"/>
    </style:style>
    <style:style style:name="T32" style:family="text">
      <style:text-properties style:use-window-font-color="true" fo:font-size="26pt" style:font-size-asian="26pt" style:font-size-complex="26pt"/>
    </style:style>
    <style:style style:name="T33" style:family="text">
      <style:text-properties style:use-window-font-color="true" fo:font-size="20pt" style:font-size-asian="20pt" style:font-size-complex="20pt"/>
    </style:style>
    <style:style style:name="T34" style:family="text">
      <style:text-properties style:use-window-font-color="true" fo:font-size="24pt" style:font-size-asian="24pt" style:font-size-complex="24pt"/>
    </style:style>
    <style:style style:name="T3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4.73cm" svg:x="1.399cm" svg:y="6.127cm" presentation:class="title" presentation:user-transformed="true">
          <draw:text-box>
            <text:p text:style-name="P1"><text:span text:style-name="T1">node.js</text:span></text:p>
          </draw:text-box>
        </draw:frame>
        <draw:frame presentation:style-name="pr2" draw:text-style-name="P3" draw:layer="layout" svg:width="24.631cm" svg:height="3.556cm" svg:x="1.499cm" svg:y="16.002cm" presentation:class="subtitle" presentation:user-transformed="true">
          <draw:text-box>
            <text:p text:style-name="P1"><text:span text:style-name="T2">leonardo situmorang</text:span></text:p>
            <text:p text:style-name="P1"><text:span text:style-name="T2">leonardo@situmorang.net</text:span></text:p>
            <text:p text:style-name="P1"><text:span text:style-name="T2">github.com/killedbymem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4.631cm" svg:height="12.183cm" svg:x="1.399cm" svg:y="4.115cm" presentation:class="subtitle" presentation:user-transformed="true">
          <draw:text-box>
            <text:p text:style-name="P1"><text:span text:style-name="T3">Server-side Javascript</text:span></text:p>
            <text:p text:style-name="P1"><text:span text:style-name="T3">Built on Google’s V8</text:span></text:p>
            <text:p text:style-name="P1"><text:span text:style-name="T3">Evented, non-blocking I/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kenapa butuh javascript disisi server?</text:span></text:p>
              <text:p><text:span text:style-name="T4">tiap problem butuh pendekatan yang berbeda. creatornya juga bilang bahwa Javascript adalah general-purpose language dan bisa digunakan untuk membuat aplikasi secara utuh. </text:span></text:p>
              <text:p><text:span text:style-name="T4"/></text:p>
              <text:p><text:span text:style-name="T4">src: </text:span><text:span text:style-name="T4"><text:a xlink:href="https://developer.mozilla.org/en-US/docs/JavaScript/Server-Side_JavaScript">https://developer.mozilla.org/en-US/docs/JavaScript/Server-Side_JavaScript</text:a></text:span></text:p>
              <text:p><text:span text:style-name="T4"/></text:p>
              <text:p><text:span text:style-name="T4">selain Node.js, sudah ada beberapa alternatif server-side javascript</text:span></text:p>
              <text:p><text:span text:style-name="T4"/></text:p>
              <text:p><text:span text:style-name="T4">http://en.wikipedia.org/wiki/Comparison_of_server-side_JavaScript_solutions</text:span></text:p>
              <text:p><text:span text:style-name="T4"/></text:p>
              <text:p><text:span text:style-name="T4">SpiderMonkey </text:span><text:span text:style-name="T4"><text:a xlink:href="http://en.wikipedia.org/wiki/SpiderMonkey_%28JavaScript_engine%29">http://en.wikipedia.org/wiki/SpiderMonkey_%28JavaScript_engine%29</text:a></text:span></text:p>
              <text:p><text:span text:style-name="T4"/></text:p>
              <text:p><text:span text:style-name="T4">Phantom.js </text:span><text:span text:style-name="T4"><text:a xlink:href="http://phantomjs.org/">http://phantomjs.org/</text:a></text:span></text:p>
              <text:p><text:span text:style-name="T4"/></text:p>
              <text:p><text:span text:style-name="T4">lalu kenapa harus ada lagi alternatif yang bernama Node.js?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4.631cm" svg:height="12.183cm" svg:x="1.399cm" svg:y="4.215cm" presentation:class="subtitle" presentation:user-transformed="true">
          <draw:text-box>
            <text:p><text:span text:style-name="T5">I/O needs to be done differentl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155cm" svg:x="1.399cm" svg:y="1.013cm" presentation:class="title" presentation:placeholder="true">
          <draw:text-box/>
        </draw:frame>
        <draw:frame presentation:style-name="pr7" draw:text-style-name="P7" draw:layer="layout" svg:width="24.631cm" svg:height="12.182cm" svg:x="1.399cm" svg:y="4.915cm" presentation:class="subtitle" presentation:user-transformed="true">
          <draw:text-box>
            <text:p text:style-name="P1"><text:span text:style-name="T6">&lt;?php</text:span></text:p>
            <text:p text:style-name="P1"><text:span text:style-name="T7"><text:s text:c="2"/></text:span><text:span text:style-name="T7">$news</text:span><text:span text:style-name="T8"> = </text:span><text:span text:style-name="T7">$db</text:span><text:span text:style-name="T8">.query(</text:span><text:span text:style-name="T9">'select * from news'</text:span><text:span text:style-name="T8">);</text:span></text:p>
            <text:p text:style-name="P1"><text:span text:style-name="T7"><text:s text:c="2"/></text:span><text:span text:style-name="T7">$comments</text:span><text:span text:style-name="T8"> = </text:span><text:span text:style-name="T7">$db</text:span><text:span text:style-name="T8">.query(</text:span><text:span text:style-name="T9">'select * from comments'</text:span><text:span text:style-name="T8">);</text:span></text:p>
            <text:p text:style-name="P1"><text:span text:style-name="T6"/></text:p>
            <text:p text:style-name="P1"><text:span text:style-name="T6"/></text:p>
            <text:p text:style-name="P1"><text:span text:style-name="T5">What is the software doing while it queries the databas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93cm" svg:x="2.159cm" svg:y="13.271cm" presentation:class="notes" presentation:user-transformed="true">
            <draw:text-box>
              <text:p>Pendekatan proses input/output yang paling umum adalah blocking.</text:p>
              <text:p/>
              <text:p>Misalnya ada statement untuk membaca isi file, maka statement tersebut harus diselesaikan terlebih dahulu sebelum statement berikutnya dieksekusi.</text:p>
              <text:p/>
              <text:p>3 statement</text:p>
              <text:p>Statement #1 10 detik</text:p>
              <text:p>Statement #2 3 detik</text:p>
              <text:p>Statement #3 8 detik</text:p>
              <text:p/>
              <text:p>Solusi umum, total waktu yang digunakan adalah 21 detik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155cm" svg:x="1.399cm" svg:y="1.013cm" presentation:class="title" presentation:placeholder="true">
          <draw:text-box/>
        </draw:frame>
        <draw:frame presentation:style-name="pr4" draw:text-style-name="P9" draw:layer="layout" svg:width="24.631cm" svg:height="12.183cm" svg:x="1.399cm" svg:y="4.615cm" presentation:class="subtitle" presentation:user-transformed="true">
          <draw:text-box>
            <text:p text:style-name="P1"><text:span text:style-name="T5">In many cases, just waiting for the respon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><text:span text:style-name="T10">lihat slide JSConf 2009 page 7 sampai 11</text:span></text:p>
              <text:p><text:span text:style-name="T10">lanjutkan dengan slide async bunnies explained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4.631cm" svg:height="12.182cm" svg:x="1.399cm" svg:y="4.615cm" presentation:class="subtitle" presentation:user-transformed="true">
          <draw:text-box>
            <text:p text:style-name="P1"><text:span text:style-name="T5">Node.js is a platform built on Chrome's JavaScript runtime. </text:span></text:p>
            <text:p text:style-name="P1"><text:span text:style-name="T5"/></text:p>
            <text:p text:style-name="P1"><text:span text:style-name="T5">It uses an event-driven, </text:span><text:span text:style-name="T5"><text:line-break/></text:span><text:span text:style-name="T5">non-blocking I/O model that makes it lightweight and efficien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><text:span text:style-name="T10">Buka presentasi async bunnies explained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1cm" svg:height="6.309cm" svg:x="1.399cm" svg:y="6.636cm" presentation:class="title" presentation:user-transformed="true">
          <draw:text-box>
            <text:p>Talk is cheap<text:line-break/>Show me the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1cm" svg:height="3.507cm" svg:x="1.399cm" svg:y="0.837cm" presentation:class="titl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0">var request = require('request');</text:p>
            <text:p text:style-name="P10"/>
            <text:p text:style-name="P10">var param = { </text:p>
            <text:p text:style-name="P10"><text:s text:c="2"/>uri:'https://raw.github.com/killedbymemory/subali-node-talks/master/README.md'</text:p>
            <text:p text:style-name="P10">};</text:p>
            <text:p text:style-name="P10"/>
            <text:p text:style-name="P10">function callback(){</text:p>
            <text:p text:style-name="P10"><text:s text:c="2"/>debugger;</text:p>
            <text:p text:style-name="P10"><text:s text:c="2"/>console.log(arguments[2]);</text:p>
            <text:p text:style-name="P10">}</text:p>
            <text:p text:style-name="P10"/>
            <text:p text:style-name="P10">request(param, callback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1cm" svg:height="6.309cm" svg:x="1.399cm" svg:y="-0.564cm" presentation:class="title" presentation:user-transformed="tru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0"><text:span text:style-name="T11">var request = require('request');</text:span></text:p>
            <text:p text:style-name="P10"/>
            <text:p text:style-name="P10">var param = { </text:p>
            <text:p text:style-name="P10"><text:s text:c="2"/>uri:'https://raw.github.com/killedbymemory/subali-node-talks/master/README.md'</text:p>
            <text:p text:style-name="P10">};</text:p>
            <text:p text:style-name="P10"/>
            <text:p text:style-name="P10">function callback(){</text:p>
            <text:p text:style-name="P10"><text:s text:c="2"/>debugger;</text:p>
            <text:p text:style-name="P10"><text:s text:c="2"/>console.log(arguments[2]);</text:p>
            <text:p text:style-name="P10">}</text:p>
            <text:p text:style-name="P10"/>
            <text:p text:style-name="P10">request(param, callback);</text:p>
          </draw:text-box>
        </draw:frame>
        <draw:path draw:style-name="gr2" draw:text-style-name="P11" xml:id="id1" draw:id="id1" draw:layer="layout" svg:width="2.753cm" svg:height="2.18cm" draw:transform="rotate (1.15366263556825) translate (13.3278198691728cm 7.20617111892502cm)" svg:viewBox="0 0 2754 2181" svg:d="m0 24c492-74 1035 16 1421 335 344 285 656 622 886 1011l215 387 215 386 17 38">
          <text:p/>
        </draw:path>
        <draw:frame draw:style-name="gr3" draw:text-style-name="P12" xml:id="id2" draw:id="id2" draw:layer="layout" svg:width="7.843cm" svg:height="1.631cm" svg:x="16.597cm" svg:y="4.71cm">
          <draw:text-box>
            <text:p text:style-name="P12">Node Modu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layer="layout" svg:width="25.191cm" svg:height="3.507cm" svg:x="1.399cm" svg:y="0.937cm" presentation:class="title" presentation:user-transformed="true">
          <draw:text-box>
            <text:p>NPM <text:span text:style-name="T12">Node Package Modules</text:span></text:p>
          </draw:text-box>
        </draw:frame>
        <draw:frame presentation:style-name="pr10" draw:text-style-name="P9" draw:layer="layout" svg:width="24.631cm" svg:height="12.675cm" svg:x="1.399cm" svg:y="5.412cm" presentation:class="subtitle" presentation:user-transformed="true">
          <draw:text-box>
            <text:p text:style-name="P9"><text:span text:style-name="T5"><text:a xlink:href="https://npmjs.org/">https://npmjs.org/</text:a></text:span></text:p>
            <text:p text:style-name="P9"><text:span text:style-name="T13"/></text:p>
            <text:p text:style-name="P9"><text:span text:style-name="T13">$ npm install request</text:span></text:p>
            <text:p text:style-name="P9"><text:span text:style-name="T13"/></text:p>
            <text:p text:style-name="P9"><text:span text:style-name="T13">$ npm help install</text:span></text:p>
            <text:p text:style-name="P9"><text:span text:style-name="T13"/></text:p>
            <text:p text:style-name="P9"><text:span text:style-name="T14">Important</text:span><text:span text:style-name="T13">: package.json</text:span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13" draw:layer="layout" svg:width="25.191cm" svg:height="3.507cm" svg:x="1.399cm" svg:y="0.837cm" presentation:class="title">
          <draw:text-box>
            <text:p text:style-name="P13"><text:span text:style-name="T15">Request's package.json</text:span></text:p>
          </draw:text-box>
        </draw:frame>
        <draw:frame presentation:style-name="pr11" draw:text-style-name="P14" draw:layer="layout" svg:width="24.631cm" svg:height="15.488cm" svg:x="1.399cm" svg:y="4.288cm" presentation:class="subtitle" presentation:user-transformed="true">
          <draw:text-box>
            <text:p text:style-name="P14"><text:span text:style-name="T16">{</text:span></text:p>
            <text:p text:style-name="P14"><text:span text:style-name="T16"><text:s text:c="2"/></text:span><text:span text:style-name="T16">"name": "request",</text:span></text:p>
            <text:p text:style-name="P14"><text:span text:style-name="T16"><text:s text:c="2"/></text:span><text:span text:style-name="T16">"description": "Simplified HTTP request client.",</text:span></text:p>
            <text:p text:style-name="P14"><text:span text:style-name="T16"><text:s text:c="2"/></text:span><text:span text:style-name="T16">"version": "2.11.4",</text:span></text:p>
            <text:p text:style-name="P14"><text:span text:style-name="T16"><text:s text:c="2"/></text:span><text:span text:style-name="T16">"author": {</text:span></text:p>
            <text:p text:style-name="P14"><text:span text:style-name="T16"><text:s text:c="4"/></text:span><text:span text:style-name="T16">"name": "Mikeal Rogers",</text:span></text:p>
            <text:p text:style-name="P14"><text:span text:style-name="T16"><text:s text:c="4"/></text:span><text:span text:style-name="T16">"email": "mikeal.rogers@gmail.com"</text:span></text:p>
            <text:p text:style-name="P14"><text:span text:style-name="T16"><text:s text:c="2"/></text:span><text:span text:style-name="T16">},</text:span></text:p>
            <text:p text:style-name="P14"><text:span text:style-name="T16"><text:s text:c="2"/></text:span><text:span text:style-name="T16">"repository": {</text:span></text:p>
            <text:p text:style-name="P14"><text:span text:style-name="T16"><text:s text:c="4"/></text:span><text:span text:style-name="T16">"type": "git",</text:span></text:p>
            <text:p text:style-name="P14"><text:span text:style-name="T16"><text:s text:c="4"/></text:span><text:span text:style-name="T16">"url": "git://github.com/mikeal/request.git"</text:span></text:p>
            <text:p text:style-name="P14"><text:span text:style-name="T16"><text:s text:c="2"/></text:span><text:span text:style-name="T16">},</text:span></text:p>
            <text:p text:style-name="P14"><text:span text:style-name="T16"><text:s text:c="2"/></text:span><text:span text:style-name="T16">"dependencies": {</text:span></text:p>
            <text:p text:style-name="P14"><text:span text:style-name="T16"><text:s text:c="4"/></text:span><text:span text:style-name="T16">"form-data": "~0.0.3",</text:span></text:p>
            <text:p text:style-name="P14"><text:span text:style-name="T16"><text:s text:c="4"/></text:span><text:span text:style-name="T16">"mime": "~1.2.7"</text:span></text:p>
            <text:p text:style-name="P14"><text:span text:style-name="T16"><text:s text:c="2"/></text:span><text:span text:style-name="T16">}, ...</text:span></text:p>
            <text:p text:style-name="P14"><text:span text:style-name="T16">}</text:span></text:p>
          </draw:text-box>
        </draw:frame>
        <draw:path draw:style-name="gr2" draw:text-style-name="P11" xml:id="id3" draw:id="id3" draw:layer="layout" svg:width="2.525cm" svg:height="1.894cm" svg:x="17.559cm" svg:y="11.986cm" svg:viewBox="0 0 2526 1895" svg:d="m0 1884c438 65 840-173 1243-321 482-177 831-555 1002-1002l241-401 40-160">
          <text:p/>
        </draw:path>
        <draw:frame draw:style-name="gr3" draw:text-style-name="P15" xml:id="id4" draw:id="id4" draw:layer="layout" svg:width="7.457cm" svg:height="1.038cm" svg:x="18.883cm" svg:y="10.863cm">
          <draw:text-box>
            <text:p text:style-name="P15"><text:span text:style-name="T17">Documentations, et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Default-title" draw:text-style-name="P16" draw:layer="layout" svg:width="25.191cm" svg:height="3.507cm" svg:x="1.399cm" svg:y="0.837cm" presentation:class="title" presentation:user-transformed="true">
          <draw:text-box>
            <text:p>Request's Doc</text:p>
          </draw:text-box>
        </draw:frame>
        <draw:frame presentation:style-name="pr12" draw:text-style-name="P10" draw:layer="layout" svg:width="25.525cm" svg:height="8.581cm" svg:x="1.399cm" svg:y="6.923cm" presentation:class="subtitle" presentation:user-transformed="true">
          <draw:text-box>
            <text:p text:style-name="P10"><text:span text:style-name="T18"><text:a xlink:href="https://github.com/mikeal/request#readme">https://github.com/mikeal/request#readme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1cm" svg:height="3.507cm" svg:x="1.399cm" svg:y="0.837cm" presentation:class="titl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0">var request = require('request');</text:p>
            <text:p text:style-name="P10"/>
            <text:p text:style-name="P10">var param = { </text:p>
            <text:p text:style-name="P10"><text:s text:c="2"/>uri:'https://raw.github.com/killedbymemory/subali-node-talks/master/README.md'</text:p>
            <text:p text:style-name="P10">};</text:p>
            <text:p text:style-name="P10"/>
            <text:p text:style-name="P10">function callback(){</text:p>
            <text:p text:style-name="P10"><text:s text:c="2"/>debugger;</text:p>
            <text:p text:style-name="P10"><text:s text:c="2"/>console.log(arguments[2]);</text:p>
            <text:p text:style-name="P10">}</text:p>
            <text:p text:style-name="P10"/>
            <text:p text:style-name="P10">request(param, callback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1cm" svg:height="3.507cm" svg:x="1.399cm" svg:y="0.837cm" presentation:class="titl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0">var request = require('request');</text:p>
            <text:p text:style-name="P10"/>
            <text:p text:style-name="P10">var param = { </text:p>
            <text:p text:style-name="P10"><text:s text:c="2"/>uri:'https://raw.github.com/killedbymemory/subali-node-talks/master/README.md'</text:p>
            <text:p text:style-name="P10">};</text:p>
            <text:p text:style-name="P10"/>
            <text:p text:style-name="P10">function callback(){</text:p>
            <text:p text:style-name="P10"><text:s text:c="2"/>debugger;</text:p>
            <text:p text:style-name="P10"><text:s text:c="2"/><text:span text:style-name="T11">console.log(arguments[2]);</text:span></text:p>
            <text:p text:style-name="P10">}</text:p>
            <text:p text:style-name="P10"/>
            <text:p text:style-name="P10">request(param, callback);</text:p>
          </draw:text-box>
        </draw:frame>
        <draw:line draw:style-name="gr2" draw:text-style-name="P11" draw:layer="layout" svg:x1="13.79cm" svg:y1="14.071cm" svg:x2="16.316cm" svg:y2="14.071cm">
          <text:p/>
        </draw:line>
        <draw:frame draw:style-name="gr3" draw:text-style-name="P18" draw:layer="layout" svg:width="2.331cm" svg:height="3.6cm" svg:x="16.396cm" svg:y="12.227cm">
          <draw:text-box>
            <text:p text:style-name="P17"><text:span text:style-name="T19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1cm" svg:height="3.507cm" svg:x="1.399cm" svg:y="0.837cm" presentation:class="titl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0">var request = require('request');</text:p>
            <text:p text:style-name="P10"/>
            <text:p text:style-name="P10">var param = { </text:p>
            <text:p text:style-name="P10"><text:s text:c="2"/>uri:'https://raw.github.com/killedbymemory/subali-node-talks/master/README.md'</text:p>
            <text:p text:style-name="P10">};</text:p>
            <text:p text:style-name="P10"/>
            <text:p text:style-name="P10">function callback(){</text:p>
            <text:p text:style-name="P10"><text:s text:c="2"/><text:span text:style-name="T11">debugger;</text:span></text:p>
            <text:p text:style-name="P10"><text:s text:c="2"/>console.log(arguments[2]);</text:p>
            <text:p text:style-name="P10">}</text:p>
            <text:p text:style-name="P10"/>
            <text:p text:style-name="P10">request(param, callback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ebugger</text:p>
          </draw:text-box>
        </draw:frame>
        <draw:frame presentation:style-name="pr4" draw:text-style-name="P1" draw:layer="layout" svg:width="24.631cm" svg:height="12.183cm" svg:x="1.399cm" svg:y="4.515cm" presentation:class="subtitle" presentation:user-transformed="true">
          <draw:text-box>
            <text:p text:style-name="P1"><text:span text:style-name="T20"><text:a xlink:href="http://nodejs.org/api/debugger.html">http://nodejs.org/api/debugger.html</text:a></text:span></text:p>
            <text:p text:style-name="P1"><text:span text:style-name="T20"/></text:p>
            <text:p text:style-name="P1"><text:span text:style-name="T21">$ node debug helloworld.j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ebugger</text:p>
          </draw:text-box>
        </draw:frame>
        <draw:frame presentation:style-name="pr4" draw:text-style-name="P19" draw:layer="layout" svg:width="24.631cm" svg:height="12.183cm" svg:x="1.399cm" svg:y="4.515cm" presentation:class="subtitle" presentation:user-transformed="true">
          <draw:text-box>
            <text:p text:style-name="P19"><text:span text:style-name="T21">$ node debug helloworld.js</text:span></text:p>
            <text:p text:style-name="P19"><text:span text:style-name="T22">debug&gt; help</text:span></text:p>
            <text:p text:style-name="P19"><text:span text:style-name="T22">debug&gt; cont</text:span></text:p>
          </draw:text-box>
        </draw:frame>
        <draw:path draw:style-name="gr2" draw:text-style-name="P11" draw:layer="layout" svg:width="2.849cm" svg:height="0.275cm" draw:transform="rotate (0.463733982254893) translate (11.0408921109583cm 12.298829174837cm)" svg:viewBox="0 0 2850 276" svg:d="m0 233c517 15 1057 121 1559-71l520-55 484-72 287-35">
          <text:p/>
        </draw:path>
        <draw:frame draw:style-name="gr4" draw:text-style-name="P20" draw:layer="layout" svg:width="12.749cm" svg:height="3.083cm" svg:x="14.11cm" svg:y="9.86cm">
          <draw:text-box>
            <text:p text:style-name="P20"><text:span text:style-name="T23">Continue the whole process. </text:span></text:p>
            <text:p text:style-name="P20"><text:span text:style-name="T23">Break if and only if 'debugger' is foun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ebugger</text:p>
          </draw:text-box>
        </draw:frame>
        <draw:frame presentation:style-name="pr13" draw:text-style-name="P21" draw:layer="layout" svg:width="24.631cm" svg:height="16.687cm" svg:x="1.399cm" svg:y="3.68cm" presentation:class="subtitle" presentation:user-transformed="true">
          <draw:text-box>
            <text:p text:style-name="P21"><text:span text:style-name="T22"/></text:p>
            <text:p text:style-name="P21"><text:span text:style-name="T24">debug&gt; cont</text:span></text:p>
            <text:p text:style-name="P21"><text:span text:style-name="T24">break in helloworld.js:8</text:span></text:p>
            <text:p text:style-name="P21"><text:span text:style-name="T24"><text:s text:c="2"/></text:span><text:span text:style-name="T24">6 </text:span></text:p>
            <text:p text:style-name="P21"><text:span text:style-name="T24"><text:s text:c="2"/></text:span><text:span text:style-name="T24">7 function callback(){</text:span></text:p>
            <text:p text:style-name="P21"><text:span text:style-name="T24"><text:s text:c="2"/></text:span><text:span text:style-name="T24">8 </text:span><text:span text:style-name="T24"><text:tab/></text:span><text:span text:style-name="T25">debugger</text:span><text:span text:style-name="T24">;</text:span></text:p>
            <text:p text:style-name="P21"><text:span text:style-name="T24"><text:s text:c="2"/></text:span><text:span text:style-name="T24">9 </text:span><text:span text:style-name="T24"><text:tab/></text:span><text:span text:style-name="T24">console.log(arguments[2]);</text:span></text:p>
            <text:p text:style-name="P21"><text:span text:style-name="T24"><text:s/></text:span><text:span text:style-name="T24">10 }</text:span></text:p>
            <text:p text:style-name="P21"><text:span text:style-name="T24">debug&gt; </text:span></text:p>
            <text:p text:style-name="P21"><text:span text:style-name="T22"/></text:p>
            <text:p text:style-name="P21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ebugger</text:p>
          </draw:text-box>
        </draw:frame>
        <draw:frame presentation:style-name="pr14" draw:text-style-name="P19" draw:layer="layout" svg:width="24.631cm" svg:height="15.455cm" svg:x="1.399cm" svg:y="4.084cm" presentation:class="subtitle" presentation:user-transformed="true">
          <draw:text-box>
            <text:p text:style-name="P19"><text:span text:style-name="T26">REPL</text:span></text:p>
            <text:p text:style-name="P19"><text:span text:style-name="T22">Read, Eval, Print, Loop</text:span></text:p>
            <text:p text:style-name="P19"><text:span text:style-name="T27"><text:a xlink:href="http://en.wikipedia.org/wiki/Read">http://en.wikipedia.org/wiki/Read</text:a></text:span><text:span text:style-name="T27">–eval–print_loop</text:span></text:p>
            <text:p text:style-name="P19"><text:span text:style-name="T27"/></text:p>
            <text:p text:style-name="P19"><text:span text:style-name="T24">debug&gt; repl</text:span></text:p>
            <text:p text:style-name="P19"><text:span text:style-name="T24">Press Ctrl + C to leave debug repl</text:span></text:p>
            <text:p text:style-name="P19"><text:span text:style-name="T24"/></text:p>
            <text:p text:style-name="P19"><text:span text:style-name="T24">&gt; arguments[2]</text:span></text:p>
            <text:p text:style-name="P19"><text:span text:style-name="T28">'Subali Node.js Talks\n====================\n\nhello world! \\m/'</text:span></text:p>
            <text:p text:style-name="P19"><text:span text:style-name="T24"/></text:p>
            <text:p text:style-name="P19"><text:span text:style-name="T24">&gt; arguments</text:span></text:p>
          </draw:text-box>
        </draw:frame>
        <draw:line draw:style-name="gr2" draw:text-style-name="P11" xml:id="id5" draw:id="id5" draw:layer="layout" svg:x1="9.197cm" svg:y1="18.901cm" svg:x2="12.644cm" svg:y2="18.901cm">
          <text:p/>
        </draw:line>
        <draw:frame draw:style-name="gr5" draw:text-style-name="P20" xml:id="id6" draw:id="id6" draw:layer="layout" svg:width="14.191cm" svg:height="2.855cm" svg:x="12.805cm" svg:y="17.278cm">
          <draw:text-box>
            <text:p text:style-name="P22"><text:span text:style-name="T29">Parameters supplied by caller. </text:span></text:p>
            <text:p text:style-name="P22"><text:span text:style-name="T29">In this case it consist of 3 elements: [0]error, [1]response, [3]bod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What's next?</text:p>
          </draw:text-box>
        </draw:frame>
        <draw:frame presentation:style-name="pr4" draw:text-style-name="P19" draw:layer="layout" svg:width="24.631cm" svg:height="15.584cm" svg:x="1.399cm" svg:y="4.299cm" presentation:class="subtitle" presentation:user-transformed="true">
          <draw:text-box>
            <text:p text:style-name="P19"><text:span text:style-name="T27"><text:a xlink:href="http://nodejs.org/api/index.html">http://nodejs.org/api/index.html</text:a></text:span></text:p>
            <text:p text:style-name="P19"><text:span text:style-name="T30"/></text:p>
            <text:p text:style-name="P19"><text:span text:style-name="T31">Cluster</text:span></text:p>
            <text:p text:style-name="P19"><text:span text:style-name="T32"><text:a xlink:href="http://nodejs.org/api/cluster.html">http://nodejs.org/api/cluster.html</text:a></text:span></text:p>
            <text:p text:style-name="P19"><text:span text:style-name="T32"/></text:p>
            <text:p text:style-name="P19"><text:span text:style-name="T31">Process</text:span></text:p>
            <text:p text:style-name="P19"><text:span text:style-name="T33"><text:a xlink:href="http://nodejs.org/api/process.html">http://nodejs.org/api/process.html</text:a></text:span></text:p>
            <text:p text:style-name="P19"><text:span text:style-name="T34"/></text:p>
            <text:p text:style-name="P19"><text:span text:style-name="T31">Modules</text:span></text:p>
            <text:p text:style-name="P19"><text:span text:style-name="T34"><text:a xlink:href="http://nodejs.org/api/modules.html">http://nodejs.org/api/modules.html</text:a></text:span></text:p>
            <text:p text:style-name="P19"><text:span text:style-name="T34"/></text:p>
            <text:p text:style-name="P19"><text:span text:style-name="T31">Events</text:span></text:p>
            <text:p text:style-name="P19"><text:span text:style-name="T34"><text:a xlink:href="http://nodejs.org/api/events.html">http://nodejs.org/api/events.html</text:a></text:span></text:p>
            <text:p text:style-name="P19"><text:span text:style-name="T34"/></text:p>
            <text:p text:style-name="P19"><text:span text:style-name="T34">et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5" draw:text-style-name="P23" draw:layer="layout" svg:width="25.191cm" svg:height="3.155cm" svg:x="1.399cm" svg:y="1.013cm" presentation:class="title">
          <draw:text-box>
            <text:p>References</text:p>
          </draw:text-box>
        </draw:frame>
        <draw:frame presentation:style-name="pr16" draw:text-style-name="P24" draw:layer="layout" svg:width="24.63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35"><text:a xlink:href="http://nodejs.org/">http://nodejs.org</text:a></text:span></text:p>
              </text:list-item>
              <text:list-item>
                <text:p><text:span text:style-name="T35"><text:a xlink:href="http://code.google.com/p/v8/">http://code.google.com/p/v8/</text:a></text:span></text:p>
              </text:list-item>
              <text:list-item>
                <text:p><text:span text:style-name="T35"><text:a xlink:href="http://nodejs.org/api/documentation.html">http://nodejs.org/api/documentation.html</text:a></text:span></text:p>
              </text:list-item>
              <text:list-item>
                <text:p><text:span text:style-name="T35">JSConf 2009</text:span><text:span text:style-name="T35"><text:line-break/></text:span><text:span text:style-name="T35"><text:a xlink:href="http://s3.amazonaws.com/four.livejournal/20091117/jsconf.pdf">http://s3.amazonaws.com/four.livejournal/20091117/jsconf.pdf</text:a></text:span></text:p>
              </text:list-item>
              <text:list-item>
                <text:p><text:span text:style-name="T35">Event Loop</text:span><text:span text:style-name="T35"><text:line-break/></text:span><text:span text:style-name="T35"><text:a xlink:href="http://en.wikipedia.org/wiki/Event_loop">http://en.wikipedia.org/wiki/Event_loop</text:a></text:span></text:p>
              </text:list-item>
              <text:list-item>
                <text:p><text:span text:style-name="T35">blog.nodejs.org</text:span></text:p>
              </text:list-item>
              <text:list-item>
                <text:p><text:span text:style-name="T35"><text:a xlink:href="https://github.com/joyent/node/wiki/">https://github.com/joyent/node/wiki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color="#ffffff" fo:font-size="6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ffffff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8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80pt" style:language-asian="zh" style:country-asian="CN" style:font-style-asian="normal" style:font-weight-asian="normal" style:font-family-complex="'Lohit Hindi'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Situmorang</meta:initial-creator>
    <meta:creation-date>2012-09-27T22:48:01</meta:creation-date>
    <dc:date>2012-10-07T01:03:26</dc:date>
    <dc:creator>Leonardo Situmorang</dc:creator>
    <meta:editing-duration>PT10H8M54S</meta:editing-duration>
    <meta:editing-cycles>88</meta:editing-cycles>
    <meta:generator>LibreOffice/3.5$Linux_X86_64 LibreOffice_project/350m1$Build-2</meta:generator>
    <meta:document-statistic meta:object-count="111"/>
  </office:meta>
</office:document-meta>
</file>